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f42e" officeooo:paragraph-rsid="000cf42e"/>
    </style:style>
    <style:style style:name="T1" style:family="text">
      <style:text-properties fo:font-weight="bold" style:font-weight-asian="bold" style:font-weight-complex="bold"/>
    </style:style>
    <style:style style:name="T2" style:family="text">
      <style:text-properties fo:font-weight="bold" fo:background-color="#ffff66" loext:char-shading-value="0" style:font-weight-asian="bold"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weight="bold" fo:background-color="#ffff00" loext:char-shading-value="0" style:font-size-asian="18pt" style:font-weight-asian="bold" style:font-size-complex="18pt" style:font-weight-complex="bold"/>
    </style:style>
    <style:style style:name="T5" style:family="text">
      <style:text-properties fo:font-size="18pt" fo:font-weight="bold" fo:background-color="transparent" loext:char-shading-value="0" style:font-size-asian="18pt" style:font-weight-asian="bold" style:font-size-complex="18pt" style:font-weight-complex="bold"/>
    </style:style>
    <style:style style:name="T6" style:family="text">
      <style:text-properties fo:font-size="18pt" fo:font-weight="bold" fo:background-color="#ffff66" loext:char-shading-value="0" style:font-size-asian="18pt" style:font-weight-asian="bold" style:font-size-complex="18pt" style:font-weight-complex="bold"/>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fo:font-weight="bold" fo:background-color="#ffff00" loext:char-shading-value="0" style:font-size-asian="16pt" style:font-weight-asian="bold" style:font-size-complex="16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lt;HTML&gt;</text:p>
      <text:p text:style-name="P1">&lt;HEAD&gt;</text:p>
      <text:p text:style-name="P1"/>
      <text:p text:style-name="P1">&lt;meta name="description" content="Illinois Department of Correction, State of Illinois"&gt;</text:p>
      <text:p text:style-name="P1">&lt;meta name="keywords" content="Illinois Department of Corrections, Inmate search, jobs, corrections, state of illinois, convicts, sexual offenders, jail, correctional officers"&gt;</text:p>
      <text:p text:style-name="P1">&lt;link rel="GILS" href="http://info.er.usgs.gov/public/gils/gilsexec.html"&gt;</text:p>
      <text:p text:style-name="P1">&lt;meta http-equiv="PICS-Label" content='(PICS-1.1 "http://www.weburbia.com/safe/ratings.htm" l r</text:p>
      <text:p text:style-name="P1">(s 0))'&gt;</text:p>
      <text:p text:style-name="P1">&lt;meta name="classification" content="Government"&gt;</text:p>
      <text:p text:style-name="P1">&lt;meta name="distribution" content="Global"&gt;</text:p>
      <text:p text:style-name="P1">&lt;meta name="rating" content="General"&gt;</text:p>
      <text:p text:style-name="P1">&lt;meta name="contactState" content="IL"&gt;</text:p>
      <text:p text:style-name="P1">&lt;meta name="siteTitle" content="Illinois Department of Corrections"&gt;</text:p>
      <text:p text:style-name="P1">&lt;meta name="keywords" content="corrections "&gt;</text:p>
      <text:p text:style-name="P1">&lt;meta name="keywords" content="jail "&gt;</text:p>
      <text:p text:style-name="P1">&lt;meta name="keywords" content="prison "&gt;</text:p>
      <text:p text:style-name="P1">&lt;meta name="keywords" content="correctional "&gt;</text:p>
      <text:p text:style-name="P1">&lt;meta name="keywords" content="inmate "&gt;</text:p>
      <text:p text:style-name="P1">&lt;meta name="keywords" content="inmates "&gt;</text:p>
      <text:p text:style-name="P1">&lt;meta name="keywords" content="search "&gt;</text:p>
      <text:p text:style-name="P1">&lt;meta name="keywords" content="facility "&gt;</text:p>
      <text:p text:style-name="P1">&lt;meta name="keywords" content="institutions "&gt;</text:p>
      <text:p text:style-name="P1">&lt;meta name="keywords" content="job "&gt;</text:p>
      <text:p text:style-name="P1">&lt;meta name="keywords" content="employment "&gt;</text:p>
      <text:p text:style-name="P1">&lt;meta name="keywords" content="industries"&gt;</text:p>
      <text:p text:style-name="P1">&lt;meta name="description" content="State of Illinois Department of Corrections. Find an Inmate</text:p>
      <text:p text:style-name="P1">using our Inmate Search. Locate a facility. Apply to be a Correctional Officer or Youth</text:p>
      <text:p text:style-name="P1">Supervisor. "&gt;</text:p>
      <text:p text:style-name="P1">&lt;meta name="createDate" content="1995"&gt;</text:p>
      <text:p text:style-name="P1">&lt;meta name="dateofLastModification" content="2000"&gt;</text:p>
      <text:p text:style-name="P1">&lt;meta name="timePeriodTextual" content="1995-present"&gt;</text:p>
      <text:p text:style-name="P1">&lt;meta name="medium" content="Web Site"&gt;</text:p>
      <text:p text:style-name="P1">&lt;meta name="PermanentPublicAccess" content="yes"&gt;</text:p>
      <text:p text:style-name="P1">&lt;meta name="originalControlIdentifier" content=""&gt;</text:p>
      <text:p text:style-name="P1">&lt;meta name="agencyProgram" content=""&gt;</text:p>
      <text:p text:style-name="P1">&lt;meta name="linkage" content=""&gt;</text:p>
      <text:p text:style-name="P1">&lt;meta name="language" content="EN"&gt;</text:p>
      <text:p text:style-name="P1">&lt;meta name="govType" content="State"&gt;</text:p>
      <text:p text:style-name="P1">&lt;meta name="contactName" content=""&gt;</text:p>
      <text:p text:style-name="P1">&lt;meta name="contactOrganization" content=""&gt;</text:p>
      <text:p text:style-name="P1">&lt;meta name="contactStreetAddress1" content=""&gt;</text:p>
      <text:p text:style-name="P1">&lt;meta name="contactStreetAddress2" content=""&gt;</text:p>
      <text:p text:style-name="P1">&lt;meta name="contactCity" content=""&gt;</text:p>
      <text:p text:style-name="P1">&lt;meta name="contactZipcode" content=""&gt;</text:p>
      <text:p text:style-name="P1">&lt;meta name="contactNetworkAddress" content=""&gt;</text:p>
      <text:p text:style-name="P1">&lt;meta name="contactPhoneNumber" content=""&gt;</text:p>
      <text:p text:style-name="P1"><text:soft-page-break/>&lt;meta name="contactFaxNumber" content=""&gt;</text:p>
      <text:p text:style-name="P1">&lt;meta name="originatorJurisdiction" content=""&gt;</text:p>
      <text:p text:style-name="P1">&lt;meta name="originatorOffice" content=""&gt;</text:p>
      <text:p text:style-name="P1">&lt;meta name="originatorDepartment" content=""&gt;</text:p>
      <text:p text:style-name="P1">&lt;meta name="originatorDivision" content=""&gt;</text:p>
      <text:p text:style-name="P1">&lt;meta name="originatorSection" content=""&gt;</text:p>
      <text:p text:style-name="P1">&lt;meta name="thesaurus" content="Business and industry"&gt;</text:p>
      <text:p text:style-name="P1">&lt;meta name="thesaurus" content="Business and industry--Employment"&gt;</text:p>
      <text:p text:style-name="P1">&lt;meta name="thesaurus" content="Business and industry--Employment--Occupations"&gt;</text:p>
      <text:p text:style-name="P1">&lt;meta name="thesaurus" content="Business and industry--Industries"&gt;</text:p>
      <text:p text:style-name="P1">&lt;meta name="thesaurus" content="Education and libraries--Adult and continuing education"&gt;</text:p>
      <text:p text:style-name="P1">&lt;meta name="thesaurus" content="Government"&gt;</text:p>
      <text:p text:style-name="P1">&lt;meta name="thesaurus" content="Government--State government--State employees"&gt;</text:p>
      <text:p text:style-name="P1">&lt;meta name="thesaurus" content="Health and social services--Alcohol and drug abuse"&gt;</text:p>
      <text:p text:style-name="P1">&lt;meta name="thesaurus" content="Health and social services--Children and youth--Runaways"&gt;</text:p>
      <text:p text:style-name="P1">&lt;meta name="thesaurus" content="Information and telecommunications--Government information"&gt;</text:p>
      <text:p text:style-name="P1">&lt;meta name="thesaurus" content="Information and telecommunications--Government</text:p>
      <text:p text:style-name="P1">information--Directories"&gt;</text:p>
      <text:p text:style-name="P1">&lt;meta name="thesaurus" content="Information and telecommunications--Vital records"&gt;</text:p>
      <text:p text:style-name="P1">&lt;meta name="thesaurus" content="Public safety, consumer protection, courts--Corrections"&gt;</text:p>
      <text:p text:style-name="P1">&lt;meta name="thesaurus" content="Public safety, consumer protection,</text:p>
      <text:p text:style-name="P1">courts--Corrections--Alternatives to incarceration"&gt;</text:p>
      <text:p text:style-name="P1">&lt;meta name="thesaurus" content="Public safety, consumer protection,</text:p>
      <text:p text:style-name="P1">courts--Corrections--Alternatives to incarceration--Community based corrections"&gt;</text:p>
      <text:p text:style-name="P1">&lt;meta name="thesaurus" content="Public safety, consumer protection,</text:p>
      <text:p text:style-name="P1">courts--Corrections--Alternatives to incarceration--Work release programs"&gt;</text:p>
      <text:p text:style-name="P1">&lt;meta name="thesaurus" content="Public safety, consumer protection, courts--Corrections--Boot</text:p>
      <text:p text:style-name="P1">camps (correctional)"&gt;</text:p>
      <text:p text:style-name="P1">&lt;meta name="thesaurus" content="Public safety, consumer protection,</text:p>
      <text:p text:style-name="P1">courts--Corrections--Halfway houses"&gt;</text:p>
      <text:p text:style-name="P1">&lt;meta name="thesaurus" content="Public safety, consumer protection,</text:p>
      <text:p text:style-name="P1">courts--Corrections--Prisons"&gt;</text:p>
      <text:p text:style-name="P1">&lt;meta name="thesaurus" content="Public safety, consumer protection,</text:p>
      <text:p text:style-name="P1">courts--Corrections--Probation and parole"&gt;</text:p>
      <text:p text:style-name="P1">&lt;meta name="thesaurus" content="Public safety, consumer protection, courts--Law enforcement"&gt;</text:p>
      <text:p text:style-name="P1">&lt;meta name="thesaurus" content="Public safety, consumer protection, courts--Law</text:p>
      <text:p text:style-name="P1">enforcement--Death penalty"&gt;</text:p>
      <text:p text:style-name="P1">&lt;meta name="thesaurus" content="Public safety, consumer protection, courts--Law</text:p>
      <text:p text:style-name="P1">enforcement--Sentencing"&gt;</text:p>
      <text:p text:style-name="P1">&lt;meta name="thesaurus" content="Public safety, consumer protection, courts--Law</text:p>
      <text:p text:style-name="P1">enforcement--State police"&gt;</text:p>
      <text:p text:style-name="P1">&lt;meta name="thesaurus" content="Public safety, consumer protection, courts--Public safety"&gt;</text:p>
      <text:p text:style-name="P1">&lt;meta name="thesaurus" content="Society and culture--History--Genealogy"&gt;</text:p>
      <text:p text:style-name="P1">&lt;meta name="thesaurus" content="Society and culture--History--Local history"&gt;</text:p>
      <text:p text:style-name="P1">&lt;TITLE&gt;State of Illinois | DEPARTMENT OF CORRECTIONS | <text:s/>Inmate Search Results&lt;/TITLE&gt;</text:p>
      <text:p text:style-name="P1"/>
      <text:p text:style-name="P1">&lt;/HEAD&gt;</text:p>
      <text:p text:style-name="P1"/>
      <text:p text:style-name="P1"><text:soft-page-break/>&lt;BODY BGCOLOR="#FFFFFF" leftmargin="0" marginwidth="0" marginheight="0" topmargin="0" rightmargin="0" text="#000000" link="#0000FF" vlink="#666666" alink="#FF0000"&gt;</text:p>
      <text:p text:style-name="P1">&lt;table width="400" border="0" cellspacing="0" cellpadding="0" align="center"&gt;</text:p>
      <text:p text:style-name="P1"><text:s text:c="2"/>&lt;tr bgcolor="#000000"&gt; </text:p>
      <text:p text:style-name="P1"><text:s text:c="4"/>&lt;td&gt;&amp;nbsp;&lt;/td&gt;</text:p>
      <text:p text:style-name="P1"><text:s text:c="2"/>&lt;/tr&gt;</text:p>
      <text:p text:style-name="P1"><text:s text:c="2"/>&lt;tr bgcolor="#CCCCCC"&gt; </text:p>
      <text:p text:style-name="P1"><text:s text:c="4"/>&lt;td height=" "&gt; </text:p>
      <text:p text:style-name="P1"><text:s text:c="6"/>&lt;p align="center"&gt;&lt;font face="Arial, Helvetica, sans-serif"&gt;&lt;b&gt;&lt;img src="/images/05space.gif" width="5" height="5"&gt;&lt;br&gt;</text:p>
      <text:p text:style-name="P1"><text:s text:c="8"/>ILLINOIS DEPARTMENT OF CORRECTIONS&lt;br&gt;</text:p>
      <text:p text:style-name="P1"><text:s text:c="8"/>INTERNET INMATE STATUS &lt;br&gt;</text:p>
      <text:p text:style-name="P1"><text:s text:c="8"/>&lt;/b&gt;&lt;/font&gt;&lt;font size="1"&gt;&lt;b&gt;&lt;font color="#FF0000" face="Arial, Helvetica, sans-serif"&gt;AS </text:p>
      <text:p text:style-name="P1"><text:s text:c="8"/>OF:&lt;/font&gt;&lt;/b&gt;&lt;/font&gt;&lt;b&gt;&lt;font color="#FFFFFF" face="Arial, Helvetica, sans-serif" size="1"&gt; </text:p>
      <text:p text:style-name="P1"><text:s text:c="8"/>&lt;font color="#FF0000"&gt; </text:p>
      <text:p text:style-name="P1"><text:s text:c="8"/>&lt;script language = "JavaScript"&gt;</text:p>
      <text:p text:style-name="P1">&lt;!--</text:p>
      <text:p text:style-name="P1"/>
      <text:p text:style-name="P1">// Array of day names</text:p>
      <text:p text:style-name="P1">var dayNames = new Array("Sunday","Monday","Tuesday","Wednesday","Thursday","Friday","Saturday");</text:p>
      <text:p text:style-name="P1"/>
      <text:p text:style-name="P1">var monthNames = new Array("January","February","March","April","May","June","July",</text:p>
      <text:p text:style-name="P1"><text:s text:c="27"/>"August","September","October","November","December");</text:p>
      <text:p text:style-name="P1"/>
      <text:p text:style-name="P1">var dt = new Date();</text:p>
      <text:p text:style-name="P1">var y <text:s/>= dt.getYear();</text:p>
      <text:p text:style-name="P1"/>
      <text:p text:style-name="P1">// Y2K compliant</text:p>
      <text:p text:style-name="P1">if (y &lt; 1000) y +=1900;</text:p>
      <text:p text:style-name="P1"/>
      <text:p text:style-name="P1">document.write(dayNames[dt.getDay()] + ", " + monthNames[dt.getMonth()] + " " + dt.getDate() + ", " + y);</text:p>
      <text:p text:style-name="P1">// --&gt;</text:p>
      <text:p text:style-name="P1">&lt;/script&gt;</text:p>
      <text:p text:style-name="P1"><text:s text:c="8"/>&lt;br&gt;</text:p>
      <text:p text:style-name="P1"><text:s text:c="8"/>&lt;/font&gt;&lt;font face="Arial, Helvetica, sans-serif"&gt;&lt;b&gt;&lt;img src="/images/05space.gif" width="5" height="5"&gt;&lt;/b&gt;&lt;/font&gt;&lt;font color="#FF0000"&gt; </text:p>
      <text:p text:style-name="P1"><text:s text:c="8"/>&lt;/font&gt; &lt;/font&gt;&lt;/b&gt;&lt;/p&gt;</text:p>
      <text:p text:style-name="P1"><text:s text:c="4"/>&lt;/td&gt;</text:p>
      <text:p text:style-name="P1"><text:s text:c="2"/>&lt;/tr&gt;</text:p>
      <text:p text:style-name="P1"><text:s text:c="2"/>&lt;tr bgcolor="#333333"&gt; </text:p>
      <text:p text:style-name="P1"><text:s text:c="4"/>&lt;td&gt;&amp;nbsp;&lt;/td&gt;</text:p>
      <text:p text:style-name="P1"><text:s text:c="2"/>&lt;/tr&gt;</text:p>
      <text:p text:style-name="P1"><text:s text:c="2"/>&lt;tr&gt; </text:p>
      <text:p text:style-name="P1"><text:s text:c="4"/>&lt;td&gt;&amp;nbsp;&lt;/td&gt;</text:p>
      <text:p text:style-name="P1"><text:s text:c="2"/>&lt;/tr&gt;</text:p>
      <text:p text:style-name="P1"><text:s text:c="2"/>&lt;tr&gt; </text:p>
      <text:p text:style-name="P1"><text:s text:c="4"/>&lt;td&gt;&lt;font color="#06256B" face="Arial, Helvetica, sans-serif" size="2"&gt;&lt;b&gt;</text:p>
      <text:p text:style-name="P1"><text:soft-page-break/>&lt;table width="390" border="0" align="center"&gt;&lt;tr&gt;&lt;td&gt;&lt;div align="center"&gt;&lt;font face="Arial, Helvetica, sans-serif" size="4" strong&gt;<text:span text:style-name="T6">R80726</text:span><text:span text:style-name="T3"> - PENA, JALEIGH A. </text:span><text:s text:c="9"/>&lt;/font&gt;&lt;/div&gt;&lt;/td&gt;&lt;/tr&gt;&lt;/table&gt;&lt;table width="390" align="center" border="0" cellpadding="0" cellspacing="0"&gt;&lt;tr&gt;&lt;td width="145"&gt;&lt;font face="Arial, Helvetica, sans-serif" size="1"&gt;&lt;b&gt;<text:span text:style-name="T4">Parent Institution: </text:span>&lt;/b&gt;&lt;/font&gt;&lt;/td&gt;&lt;td width="245"&gt;&lt;font face="Arial, Helvetica, sans-serif" size="1"&gt;<text:span text:style-name="T5">DECATUR CORRECTIONAL CENTER</text:span> <text:s text:c="22"/>&lt;/font&gt;&lt;/td&gt;&lt;/tr&gt;&lt;tr&gt;&lt;td width="145"&gt;&lt;font face="Arial, Helvetica, sans-serif" size="1"&gt;&lt;b&gt;Offender Status: &lt;/b&gt;&lt;/font&gt;&lt;/td&gt;&lt;td width="245"&gt;&lt;font face="Arial, Helvetica, sans-serif" size="1"&gt;WORK RELEASE CUSTODY <text:s text:c="4"/>&lt;/b&gt;&lt;/font&gt;&lt;/td&gt;&lt;/tr&gt; &lt;tr&gt;&lt;td width="145"&gt;&lt;font face="Arial, Helvetica, sans-serif" size="1"&gt;&lt;b&gt;<text:span text:style-name="T8">Location: </text:span>&lt;/b&gt;&lt;/font&gt;&lt;/td&gt;&lt;td width="245"&gt;&lt;font face="Arial, Helvetica, sans-serif" size="1"&gt;<text:span text:style-name="T7">FOX VALLEY CCC</text:span> <text:s text:c="15"/>&lt;/font&gt;&lt;/td&gt;&lt;/tr&gt;&lt;/tr&gt;&lt;/tr&gt;&lt;tr&gt;&lt;td&gt; &amp;nbsp; &lt;/td&gt;&lt;/tr&gt;&lt;/table&gt;&lt;br&gt;&lt;table width="390" border="0" align="center" cellpadding="0" cellspacing="0"&gt;&lt;tr bgcolor="999999"&gt;&lt;td&gt;&lt;font face="Arial, Helvetica, sans-serif"&gt;&lt;b&gt;PHYSICAL PROFILE&lt;/b&gt;&lt;/font&gt;&lt;/td&gt;&lt;/tr&gt;&lt;/table&gt;&lt;table width="390" border="0" align="center" cellpadding="0" cellspacing="0"&gt;&lt;tr&gt;&lt;td width="145"&gt;&lt;font face="Arial, Helvetica, sans-serif" size="1"&gt;&lt;b&gt;<text:span text:style-name="T2">Date of Birth:</text:span> &lt;/b&gt;&lt;/font&gt;&lt;/td&gt;&lt;td width="245"&gt;&lt;font face="Arial, Helvetica, sans-serif" size="1"&gt;<text:span text:style-name="T1">07/26/1985</text:span>&lt;/font&gt;&lt;/td&gt;&lt;/tr&gt;&lt;tr&gt;&lt;td width="145"&gt;&lt;font face="Arial, Helvetica, sans-serif" size="1"&gt;&lt;b&gt;Weight: &lt;/b&gt; &lt;/font&gt;&lt;/td&gt;&lt;td width="245"&gt;&lt;font face="Arial, Helvetica, sans-serif" size="1"&gt;150 lbs.&lt;/font&gt;&lt;/td&gt;&lt;/tr&gt;&lt;tr&gt;&lt;td width="145"&gt;&lt;font face="Arial, Helvetica, sans-serif" size="1"&gt;&lt;b&gt;Hair: &lt;/b&gt;&lt;/font&gt;&lt;/td&gt;&lt;td width="245"&gt;&lt;font face="Arial, Helvetica, sans-serif" size="1"&gt;Blonde or Strawberry <text:s text:c="9"/>&lt;/font&gt;&lt;/td&gt;&lt;/tr&gt;&lt;tr&gt;&lt;td width="145"&gt;&lt;font face="Arial, Helvetica, sans-serif" size="1"&gt;&lt;b&gt;Sex:&lt;/b&gt;&lt;/font&gt;&lt;/td&gt;&lt;td width="245"&gt;&lt;font face="Arial, Helvetica, sans-serif" size="1"&gt;Female&lt;/font&gt;&lt;/td&gt;&lt;/tr&gt;&lt;tr&gt;&lt;td width="145"&gt;&lt;font face="Arial, Helvetica, sans-serif" size="1"&gt;&lt;b&gt;Height: &lt;/b&gt;&lt;/font&gt;&lt;/td&gt;&lt;td width="245"&gt;&lt;font face="Arial, Helvetica, sans-serif" size="1"&gt;5 ft. 04 in.&lt;/font&gt;&lt;/td&gt;&lt;/tr&gt;&lt;tr&gt;&lt;td width="145"&gt;&lt;font face="Arial, Helvetica, sans-serif" size="1"&gt;&lt;b&gt;Race: &lt;/b&gt;&lt;/font&gt;&lt;/td&gt;&lt;td width="245"&gt;&lt;font face="Arial, Helvetica, sans-serif" size="1"&gt;White <text:s text:c="14"/>&lt;/font&gt;&lt;/td&gt;&lt;/tr&gt;&lt;tr&gt;&lt;td width="145"&gt;&lt;font face="Arial, Helvetica, sans-serif" size="1"&gt;&lt;b&gt;Eyes: &lt;/b&gt;&lt;/font&gt;&lt;/td&gt;&lt;td width="245"&gt;&lt;font face="Arial, Helvetica, sans-serif" size="1"&gt;Green <text:s text:c="9"/>&lt;/font&gt;&lt;/td&gt;&lt;/tr&gt;&lt;/table&gt;&lt;br&gt;&lt;table width="390" border="0" cellpadding="0" cellspacing="0" align="center"&gt;&lt;tr bgcolor="999999"&gt;&lt;td colspan="3"&gt; &lt;font face="Arial, Helvetica, sans-serif"&gt;&lt;b&gt;MARKS, SCARS, &amp;amp; TATTOOS&lt;/b&gt;&lt;/font&gt;&lt;/td&gt;&lt;/tr&gt;&lt;tr&gt;&lt;td width="390"&gt;&lt;font face="Arial, Helvetica, sans-serif" size="1"&gt;TATTOO, LEG, LEFT - BUTTERFLY <text:s text:c="22"/>&lt;/font&gt;&lt;/td&gt;&lt;/tr&gt;&lt;tr&gt;&lt;td width="390"&gt;&lt;font face="Arial, Helvetica, sans-serif" size="1"&gt;TATTOO, BACK - TRIBAL <text:s text:c="25"/>&lt;/font&gt;&lt;/td&gt;&lt;/tr&gt;&lt;tr&gt;&lt;td width="390"&gt;&lt;font face="Arial, Helvetica, sans-serif" size="1"&gt;PIERCED EARS - 1XEA <text:s text:c="27"/>&lt;/font&gt;&lt;/td&gt;&lt;/tr&gt;&lt;tr&gt;&lt;td width="390"&gt;&lt;font face="Arial, Helvetica, sans-serif" size="1"&gt;TATTOO, ABDOMEN - CHINESE LETTERS <text:s text:c="16"/>&lt;/font&gt;&lt;/td&gt;&lt;/tr&gt;&lt;tr&gt;&lt;td width="390"&gt;&lt;font face="Arial, Helvetica, sans-serif" size="1"&gt;TATTOO, FOREARM, RIGHT - CELTIC KNOT <text:s text:c="20"/>&lt;/font&gt;&lt;/td&gt;&lt;/tr&gt;&lt;/table&gt;&lt;br&gt;&lt;table width="390" border="0" align="center" cellpadding="0" cellspacing="0"&gt;&lt;tr bgcolor="999999"&gt;&lt;td&gt;&lt;font face="Arial, Helvetica, sans-serif"&gt;&lt;b&gt;ADMISSION / RELEASE / DISCHARGE INFO&lt;/b&gt;&lt;/font&gt;&lt;/td&gt;&lt;/tr&gt;&lt;/table&gt;&lt;table width="390" border="0" cellpadding="0" cellspacing="0" align="center"&gt;&lt;tr&gt;&lt;td width="145"&gt;&lt;font face="Arial, Helvetica, sans-serif" size="1"&gt;&lt;b&gt;<text:span text:style-name="T2">Admission Date: </text:span>&lt;/b&gt;&lt;/font&gt;&lt;/td&gt;&lt;td width="245"&gt;&lt;font face="Arial, Helvetica, sans-serif" size="1"&gt;<text:span text:style-name="T1">08/11/2016</text:span>&lt;/font&gt;&lt;/td&gt;&lt;/tr&gt; &lt;tr&gt;&lt;td width="145"&gt;&lt;font face="Arial, Helvetica, sans-serif" size="1"&gt;&lt;b&gt;<text:span text:style-name="T2">Projected Parole Date:</text:span> &lt;/b&gt;&lt;/font&gt;&lt;/td&gt;&lt;td width="245"&gt;&lt;font face="Arial, Helvetica, sans-serif" <text:soft-page-break/>size="1"&gt;<text:span text:style-name="T1">11/02/2018</text:span>&lt;/font&gt;&lt;/td&gt;&lt;/tr&gt;&lt;tr&gt;&lt;td width="145"&gt;&lt;font face="Arial, Helvetica, ssans-serif" size="1"&gt;&lt;b&gt;Last Paroled Date:&lt;/b&gt;&lt;/font&gt;&lt;/td&gt;&lt;td width="245"&gt;&lt;font face="Arial, Helvetica, sans-serif" size="1"&gt; <text:s text:c="9"/>&lt;/font&gt;&lt;/td&gt;&lt;/tr&gt;&lt;tr&gt;&lt;td width="145"&gt;&lt;font face="Arial, Helvetica, sans-serif" size="1"&gt;&lt;b&gt;<text:span text:style-name="T2">Projected Discharge Date:</text:span> &lt;/b&gt;&lt;/font&gt;&lt;/td&gt;&lt;td width="245"&gt;&lt;font face="Arial, Helvetica, sans-serif" size="1"&gt;<text:span text:style-name="T1">11/04/2020</text:span>&lt;/font&gt;&lt;/td&gt;&lt;/tr&gt;&lt;/table&gt;&lt;br&gt;&lt;table width="390" border="0" align="center" cellpadding="0" cellspacing="0"&gt;&lt;tr bgcolor="999999"&gt;&lt;td&gt;&lt;font face="Arial, Helvetica, sans-serif"&gt;&lt;b&gt;SENTENCING INFORMATION&lt;/b&gt;&lt;/font&gt;&lt;/td&gt;&lt;/tr&gt;&lt;/table&gt;&lt;table width="390" border="1" align="center" cellspacing="0" cellpadding="2" bordercolor="999999" bordercolorlight="999999" bordercolordark="999999"&gt;&lt;tr&gt;&lt;td width="140"&gt;&lt;font face="Arial, Helvetica, sans-serif" size="1"&gt;MITTIMUS:&lt;/font&gt;&lt;/td&gt;&lt;td width="242"&gt;&lt;font face="Arial, Helvetica, sans-serif" size="1"&gt;16CF212 <text:s text:c="4"/>&lt;/font&gt;&lt;/td&gt;&lt;/tr&gt;&lt;tr&gt;&lt;td width="140"&gt;&lt;font face="Arial, Helvetica, sans-serif" size="1"&gt;CLASS:&lt;/font&gt;&lt;/td&gt;&lt;td width="242"&gt;&lt;font face="Arial, Helvetica, sans-serif" size="1"&gt;2&lt;/font&gt;&lt;/td&gt;&lt;/tr&gt;&lt;tr&gt;&lt;td width="140"&gt;&lt;font face="Arial, Helvetica, sans-serif" size="1"&gt;COUNT:&lt;/font&gt;&lt;/td&gt;&lt;td width="242"&gt;&lt;font face="Arial, Helvetica, sans-serif" size="1"&gt;1&lt;/font&gt;&lt;/td&gt;&lt;/tr&gt;&lt;tr&gt;&lt;td width="140"&gt;&lt;font face="Arial, Helvetica, sans-serif" size="1"&gt;OFFENSE:&lt;/font&gt;&lt;/td&gt;&lt;td width="242"&gt;&lt;font face="Arial, Helvetica, sans-serif" size="1"&gt;POSS METH MANUF MATERIAL <text:s text:c="15"/>&lt;/font&gt;&lt;/td&gt;&lt;/tr&gt;&lt;tr&gt;&lt;td width="140"&gt;&lt;font face="Arial, Helvetica, sans-serif" size="1"&gt;CUSTODY DATE:&lt;/font&gt;&lt;/td&gt;&lt;td width="242"&gt;&lt;font face="Arial, Helvetica, sans-serif" size="1"&gt;05/04/2016&lt;/font&gt;&lt;/td&gt;&lt;/tr&gt;&lt;tr&gt;&lt;td width="140"&gt;&lt;font face="Arial, Helvetica, sans-serif" size="1"&gt;SENTENCE:&lt;/font&gt;&lt;/td&gt;&lt;td width="242"&gt;&lt;font face="Arial, Helvetica, sans-serif" size="1"&gt;3 Years 0 Months 0 Days &lt;/font&gt;&lt;/td&gt;&lt;/tr&gt;&lt;tr&gt;&lt;td width="140"&gt;&lt;font face="Arial, Helvetica, sans-serif" size="1"&gt;COUNTY:&lt;/font&gt;&lt;/td&gt;&lt;td width="242"&gt;&lt;font face="Arial, Helvetica, sans-serif" size="1"&gt;HENRY <text:s text:c="9"/>&lt;/font&gt;&lt;/td&gt;&lt;/tr&gt;&lt;tr&gt;&lt;td width="140"&gt;&lt;font face="Arial, Helvetica, sans-serif" size="1"&gt;SENTENCE DISCHARGED?:&lt;/font&gt;&lt;/td&gt;&lt;td width="242"&gt;&lt;font face="Arial, Helvetica, sans-serif" size="1" color="Red"&gt;NO&lt;/font&gt;&lt;/td&gt;&lt;/tr&gt;&lt;tr&gt;&lt;td width="382" colspan="2"&gt;&amp;nbsp;&lt;/td&gt;&lt;/tr&gt;&lt;tr&gt;&lt;td width="140"&gt;&lt;font face="Arial, Helvetica, sans-serif" size="1"&gt;MITTIMUS:&lt;/font&gt;&lt;/td&gt;&lt;td width="242"&gt;&lt;font face="Arial, Helvetica, sans-serif" size="1"&gt;16CF11 <text:s text:c="5"/>&lt;/font&gt;&lt;/td&gt;&lt;/tr&gt;&lt;tr&gt;&lt;td width="140"&gt;&lt;font face="Arial, Helvetica, sans-serif" size="1"&gt;CLASS:&lt;/font&gt;&lt;/td&gt;&lt;td width="242"&gt;&lt;font face="Arial, Helvetica, sans-serif" size="1"&gt;3&lt;/font&gt;&lt;/td&gt;&lt;/tr&gt;&lt;tr&gt;&lt;td width="140"&gt;&lt;font face="Arial, Helvetica, sans-serif" size="1"&gt;COUNT:&lt;/font&gt;&lt;/td&gt;&lt;td width="242"&gt;&lt;font face="Arial, Helvetica, sans-serif" size="1"&gt;1&lt;/font&gt;&lt;/td&gt;&lt;/tr&gt;&lt;tr&gt;&lt;td width="140"&gt;&lt;font face="Arial, Helvetica, sans-serif" size="1"&gt;OFFENSE:&lt;/font&gt;&lt;/td&gt;&lt;td width="242"&gt;&lt;font face="Arial, Helvetica, sans-serif" size="1"&gt;POSSESSION OF METH&lt; 5 GRAMS <text:s text:c="12"/>&lt;/font&gt;&lt;/td&gt;&lt;/tr&gt;&lt;tr&gt;&lt;td width="140"&gt;&lt;font face="Arial, Helvetica, sans-serif" size="1"&gt;CUSTODY DATE:&lt;/font&gt;&lt;/td&gt;&lt;td width="242"&gt;&lt;font face="Arial, Helvetica, sans-serif" size="1"&gt;05/04/2016&lt;/font&gt;&lt;/td&gt;&lt;/tr&gt;&lt;tr&gt;&lt;td width="140"&gt;&lt;font face="Arial, Helvetica, sans-serif" size="1"&gt;SENTENCE:&lt;/font&gt;&lt;/td&gt;&lt;td width="242"&gt;&lt;font face="Arial, Helvetica, sans-serif" size="1"&gt;2 Years 0 Months 0 Days &lt;/font&gt;&lt;/td&gt;&lt;/tr&gt;&lt;tr&gt;&lt;td width="140"&gt;&lt;font face="Arial, Helvetica, sans-serif" size="1"&gt;COUNTY:&lt;/font&gt;&lt;/td&gt;&lt;td width="242"&gt;&lt;font face="Arial, Helvetica, sans-serif" size="1"&gt;HENRY <text:s text:c="9"/>&lt;/font&gt;&lt;/td&gt;&lt;/tr&gt;&lt;tr&gt;&lt;td width="140"&gt;&lt;font face="Arial, Helvetica, sans-serif" size="1"&gt;SENTENCE DISCHARGED?:&lt;/font&gt;&lt;/td&gt;&lt;td width="242"&gt;&lt;font face="Arial, Helvetica, sans-serif" size="1" color="Red"&gt;NO&lt;/font&gt;&lt;/td&gt;&lt;/tr&gt;&lt;tr&gt;&lt;td width="382" colspan="2"&gt;&amp;nbsp;&lt;/td&gt;&lt;/tr&gt;&lt;tr&gt;&lt;td width="140"&gt;&lt;font face="Arial, Helvetica, sans-serif" size="1"&gt;MITTIMUS:&lt;/font&gt;&lt;/td&gt;&lt;td width="242"&gt;&lt;font face="Arial, Helvetica, sans-serif" size="1"&gt;06CF279 <text:s text:c="4"/>&lt;/font&gt;&lt;/td&gt;&lt;/tr&gt;&lt;tr&gt;&lt;td width="140"&gt;&lt;font face="Arial, Helvetica, sans-serif" size="1"&gt;CLASS:&lt;/font&gt;&lt;/td&gt;&lt;td width="242"&gt;&lt;font face="Arial, Helvetica, sans-serif" <text:soft-page-break/>size="1"&gt;1&lt;/font&gt;&lt;/td&gt;&lt;/tr&gt;&lt;tr&gt;&lt;td width="140"&gt;&lt;font face="Arial, Helvetica, sans-serif" size="1"&gt;COUNT:&lt;/font&gt;&lt;/td&gt;&lt;td width="242"&gt;&lt;font face="Arial, Helvetica, sans-serif" size="1"&gt;1&lt;/font&gt;&lt;/td&gt;&lt;/tr&gt;&lt;tr&gt;&lt;td width="140"&gt;&lt;font face="Arial, Helvetica, sans-serif" size="1"&gt;OFFENSE:&lt;/font&gt;&lt;/td&gt;&lt;td width="242"&gt;&lt;font face="Arial, Helvetica, sans-serif" size="1"&gt;MANU/DEL 01-15 GR COCAINE/ANLG <text:s text:c="9"/>&lt;/font&gt;&lt;/td&gt;&lt;/tr&gt;&lt;tr&gt;&lt;td width="140"&gt;&lt;font face="Arial, Helvetica, sans-serif" size="1"&gt;CUSTODY DATE:&lt;/font&gt;&lt;/td&gt;&lt;td width="242"&gt;&lt;font face="Arial, Helvetica, sans-serif" size="1"&gt;08/07/2006&lt;/font&gt;&lt;/td&gt;&lt;/tr&gt;&lt;tr&gt;&lt;td width="140"&gt;&lt;font face="Arial, Helvetica, sans-serif" size="1"&gt;SENTENCE:&lt;/font&gt;&lt;/td&gt;&lt;td width="242"&gt;&lt;font face="Arial, Helvetica, sans-serif" size="1"&gt;5 Years 0 Months 0 Days &lt;/font&gt;&lt;/td&gt;&lt;/tr&gt;&lt;tr&gt;&lt;td width="140"&gt;&lt;font face="Arial, Helvetica, sans-serif" size="1"&gt;COUNTY:&lt;/font&gt;&lt;/td&gt;&lt;td width="242"&gt;&lt;font face="Arial, Helvetica, sans-serif" size="1"&gt;HENRY <text:s text:c="9"/>&lt;/font&gt;&lt;/td&gt;&lt;/tr&gt;&lt;tr&gt;&lt;td width="140"&gt;&lt;font face="Arial, Helvetica, sans-serif" size="1"&gt;SENTENCE DISCHARGED?:&lt;/font&gt;&lt;/td&gt;&lt;td width="242"&gt;&lt;font face="Arial, Helvetica, sans-serif" size="1" color="Red"&gt;YES&lt;/font&gt;&lt;/td&gt;&lt;/tr&gt;&lt;tr&gt;&lt;td width="382" colspan="2"&gt;&amp;nbsp;&lt;/td&gt;&lt;/tr&gt;&lt;/table&gt;&lt;table width="390" border="0" align="center"&gt;&lt;font face="Arial, Helvetica, sans-serif"&gt;&lt;tr&gt;&lt;td width="390"&gt;&lt;font face="Arial,</text:p>
      <text:p text:style-name="P1"><text:s/>Helvetica, sans-serif" size="1" color=red&gt;The information made available on this database service is for the general public and law enforcement to promote the interest of public safety.&amp;nbsp; The best effort has been made to ensure that information published is true and complete, however the information can quickly change. Accordingly, before making any assumption that said information is factual and complete, please send written correspondence to the Illinois Department of Corrections- Public Information Office, 1301 Concordia Court, P.O. Box 19277, Springfield, IL 62794-9277. <text:s/>Please see the &lt;a href='http://www2.illinois.gov/idoc/Pages/IDOCWebsitePrivacyPolicy.aspx'&gt;Illinois Department of Corrections full disclaimer page &lt;/a&gt; for important information.&lt;/br&gt;&lt;/font&gt;&lt;/td&gt;&lt;BR&gt;&lt;/tr&gt;&lt;/table&gt;</text:p>
      <text:p text:style-name="P1"><text:s text:c="6"/>&lt;/b&gt;&lt;/font&gt;&lt;/td&gt;</text:p>
      <text:p text:style-name="P1"><text:s text:c="2"/>&lt;/tr&gt;</text:p>
      <text:p text:style-name="P1"><text:s text:c="2"/>&lt;tr&gt; </text:p>
      <text:p text:style-name="P1"><text:s text:c="4"/>&lt;td&gt;&amp;nbsp;&lt;/td&gt;</text:p>
      <text:p text:style-name="P1"><text:s text:c="2"/>&lt;/tr&gt;</text:p>
      <text:p text:style-name="P1"><text:s text:c="2"/>&lt;tr&gt; </text:p>
      <text:p text:style-name="P1"><text:s text:c="4"/>&lt;td&gt; </text:p>
      <text:p text:style-name="P1"><text:s text:c="6"/>&lt;div align="center"&gt;&lt;font size="1" face="Arial, Helvetica, sans-serif"&gt;&lt;b&gt;&lt;a href="http://www2.illinois.gov/IDOC/OFFENDER/Pages/InmateSearch.aspx"&gt;conduct </text:p>
      <text:p text:style-name="P1"><text:s text:c="8"/>another search&lt;/a&gt;&lt;/b&gt;&lt;br&gt;</text:p>
      <text:p text:style-name="P1"><text:s text:c="6"/>&lt;a href="http://www2.illinois.gov/idoc/Pages/default.aspx"&gt;return to the IDOC homepage&lt;/a&gt;&lt;/font&gt;&lt;/div&gt;</text:p>
      <text:p text:style-name="P1"><text:s text:c="4"/>&lt;/td&gt;</text:p>
      <text:p text:style-name="P1"><text:s text:c="2"/>&lt;/tr&gt;</text:p>
      <text:p text:style-name="P1"><text:s text:c="2"/>&lt;tr&gt; </text:p>
      <text:p text:style-name="P1"><text:s text:c="4"/>&lt;td&gt;&amp;nbsp;&lt;/td&gt;</text:p>
      <text:p text:style-name="P1"><text:s text:c="2"/>&lt;/tr&gt;</text:p>
      <text:p text:style-name="P1"><text:s text:c="2"/>&lt;tr&gt; </text:p>
      <text:p text:style-name="P1"><text:s text:c="4"/>&lt;td&gt; </text:p>
      <text:p text:style-name="P1"><text:s text:c="6"/>&lt;div align="center"&gt;&lt;font color="#000099" size="1" face="Arial, Helvetica, sans-serif"&gt;Illinois </text:p>
      <text:p text:style-name="P1"><text:s text:c="8"/>Department of Corrections&lt;br&gt;</text:p>
      <text:p text:style-name="P1"><text:s text:c="8"/>1301 Concordia Court, PO Box 19277&lt;br&gt;</text:p>
      <text:p text:style-name="P1"><text:s text:c="8"/>Springfield, Illinois, 62794-9277&lt;br&gt;</text:p>
      <text:p text:style-name="P1"><text:s text:c="8"/>217-558-2200 | 800-546-0844 TDD&lt;/font&gt;&lt;/div&gt;</text:p>
      <text:p text:style-name="P1"><text:soft-page-break/><text:s text:c="4"/>&lt;/td&gt;</text:p>
      <text:p text:style-name="P1"><text:s text:c="2"/>&lt;/tr&gt;</text:p>
      <text:p text:style-name="P1"><text:s text:c="2"/>&lt;tr&gt;</text:p>
      <text:p text:style-name="P1"><text:s text:c="4"/>&lt;td&gt;&amp;nbsp;&lt;/td&gt;</text:p>
      <text:p text:style-name="P1"><text:s text:c="2"/>&lt;/tr&gt;</text:p>
      <text:p text:style-name="P1">&lt;/table&gt;</text:p>
      <text:p text:style-name="P1">&lt;/BODY&gt;</text:p>
      <text:p text:style-name="P1">&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2T13:38:10.604331710</meta:creation-date>
    <meta:editing-duration>PT51M39S</meta:editing-duration>
    <meta:editing-cycles>2</meta:editing-cycles>
    <meta:generator>LibreOffice/5.1.6.2$Linux_X86_64 LibreOffice_project/10m0$Build-2</meta:generator>
    <dc:date>2017-09-22T14:44:12.731878182</dc:date>
    <meta:document-statistic meta:table-count="0" meta:image-count="0" meta:object-count="0" meta:page-count="7" meta:paragraph-count="162" meta:word-count="1377" meta:character-count="18190" meta:non-whitespace-character-count="16459"/>
  </office:meta>
</office:document-meta>
</file>